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0f54" officeooo:paragraph-rsid="001c0f54"/>
    </style:style>
    <style:style style:name="P2" style:family="paragraph" style:parent-style-name="Standard">
      <style:text-properties fo:font-size="8pt" officeooo:rsid="00433a91" officeooo:paragraph-rsid="00433a91" style:font-size-asian="8pt" style:font-size-complex="8pt"/>
    </style:style>
    <style:style style:name="P3" style:family="paragraph" style:parent-style-name="Standard">
      <style:text-properties fo:font-size="8pt" officeooo:paragraph-rsid="0045001e" style:font-size-asian="8pt" style:font-size-complex="8pt"/>
    </style:style>
    <style:style style:name="P4" style:family="paragraph" style:parent-style-name="Standard">
      <style:text-properties fo:font-size="8pt" officeooo:rsid="00588177" officeooo:paragraph-rsid="00588177" style:font-size-asian="8pt" style:font-size-complex="8pt"/>
    </style:style>
    <style:style style:name="P5" style:family="paragraph" style:parent-style-name="Standard">
      <style:text-properties fo:font-size="8pt" officeooo:rsid="005dc645" officeooo:paragraph-rsid="005dc645" style:font-size-asian="8pt" style:font-size-complex="8pt"/>
    </style:style>
    <style:style style:name="P6" style:family="paragraph" style:parent-style-name="Standard">
      <style:text-properties fo:font-size="8pt" officeooo:rsid="0060c8af" officeooo:paragraph-rsid="0060c8af" style:font-size-asian="8pt" style:font-size-complex="8pt"/>
    </style:style>
    <style:style style:name="P7" style:family="paragraph" style:parent-style-name="Standard">
      <style:text-properties fo:font-size="8pt" officeooo:paragraph-rsid="0060c8af" style:font-size-asian="8pt" style:font-size-complex="8pt"/>
    </style:style>
    <style:style style:name="P8" style:family="paragraph" style:parent-style-name="Standard">
      <style:text-properties fo:font-size="8pt" officeooo:rsid="00673dab" officeooo:paragraph-rsid="00673dab" style:font-size-asian="8pt" style:font-size-complex="8pt"/>
    </style:style>
    <style:style style:name="P9" style:family="paragraph" style:parent-style-name="Standard">
      <style:text-properties officeooo:rsid="00588177" officeooo:paragraph-rsid="00588177"/>
    </style:style>
    <style:style style:name="P10" style:family="paragraph" style:parent-style-name="Text_20_body">
      <style:text-properties officeooo:rsid="001c0f54" officeooo:paragraph-rsid="001c0f54"/>
    </style:style>
    <style:style style:name="P11" style:family="paragraph" style:parent-style-name="Text_20_body">
      <style:text-properties officeooo:rsid="00215453" officeooo:paragraph-rsid="00215453"/>
    </style:style>
    <style:style style:name="P12" style:family="paragraph" style:parent-style-name="Text_20_body">
      <style:text-properties officeooo:rsid="0023119e" officeooo:paragraph-rsid="0023119e"/>
    </style:style>
    <style:style style:name="P13" style:family="paragraph" style:parent-style-name="Text_20_body">
      <style:text-properties officeooo:rsid="00247fc7" officeooo:paragraph-rsid="00247fc7"/>
    </style:style>
    <style:style style:name="P14" style:family="paragraph" style:parent-style-name="Text_20_body">
      <style:text-properties officeooo:rsid="0028ebf6" officeooo:paragraph-rsid="0028ebf6"/>
    </style:style>
    <style:style style:name="P15" style:family="paragraph" style:parent-style-name="Text_20_body">
      <style:text-properties officeooo:rsid="002a30b7" officeooo:paragraph-rsid="002a30b7"/>
    </style:style>
    <style:style style:name="P16" style:family="paragraph" style:parent-style-name="Text_20_body">
      <style:text-properties officeooo:rsid="002a30b7" officeooo:paragraph-rsid="002de801"/>
    </style:style>
    <style:style style:name="P17" style:family="paragraph" style:parent-style-name="Text_20_body">
      <style:text-properties officeooo:rsid="002a5119" officeooo:paragraph-rsid="002a5119"/>
    </style:style>
    <style:style style:name="P18" style:family="paragraph" style:parent-style-name="Text_20_body">
      <style:text-properties officeooo:rsid="002fdc44" officeooo:paragraph-rsid="002fdc44"/>
    </style:style>
    <style:style style:name="P19" style:family="paragraph" style:parent-style-name="Text_20_body">
      <style:text-properties officeooo:rsid="00327a82" officeooo:paragraph-rsid="00327a82"/>
    </style:style>
    <style:style style:name="P20" style:family="paragraph" style:parent-style-name="Text_20_body">
      <style:text-properties officeooo:rsid="0037d187" officeooo:paragraph-rsid="0039af80"/>
    </style:style>
    <style:style style:name="P21" style:family="paragraph" style:parent-style-name="Text_20_body">
      <style:text-properties fo:font-size="8pt" officeooo:paragraph-rsid="0064ba95" style:font-size-asian="8pt" style:font-size-complex="8pt"/>
    </style:style>
    <style:style style:name="P22" style:family="paragraph" style:parent-style-name="Text_20_body">
      <style:text-properties fo:font-size="8pt" officeooo:rsid="00673dab" officeooo:paragraph-rsid="00673dab" style:font-size-asian="8pt" style:font-size-complex="8pt"/>
    </style:style>
    <style:style style:name="P23" style:family="paragraph" style:parent-style-name="Text_20_body">
      <style:text-properties fo:font-size="8pt" officeooo:paragraph-rsid="0069d70b" style:font-size-asian="8pt" style:font-size-complex="8pt"/>
    </style:style>
    <style:style style:name="P24" style:family="paragraph" style:parent-style-name="Text_20_body">
      <style:text-properties officeooo:rsid="00436b86" officeooo:paragraph-rsid="00436b86"/>
    </style:style>
    <style:style style:name="P25" style:family="paragraph" style:parent-style-name="Text_20_body">
      <style:text-properties officeooo:rsid="00459cac" officeooo:paragraph-rsid="0046380b"/>
    </style:style>
    <style:style style:name="P26" style:family="paragraph" style:parent-style-name="Text_20_body">
      <style:text-properties officeooo:rsid="0046380b" officeooo:paragraph-rsid="0046380b"/>
    </style:style>
    <style:style style:name="P27" style:family="paragraph" style:parent-style-name="Text_20_body">
      <style:text-properties officeooo:paragraph-rsid="004a0938"/>
    </style:style>
    <style:style style:name="P28" style:family="paragraph" style:parent-style-name="Text_20_body">
      <style:text-properties officeooo:rsid="004f2b83" officeooo:paragraph-rsid="004f2b83"/>
    </style:style>
    <style:style style:name="P29"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30" style:family="paragraph" style:parent-style-name="Text_20_body">
      <style:text-properties officeooo:rsid="005141cf" officeooo:paragraph-rsid="005141cf"/>
    </style:style>
    <style:style style:name="P31" style:family="paragraph" style:parent-style-name="Text_20_body">
      <style:text-properties officeooo:paragraph-rsid="005141cf"/>
    </style:style>
    <style:style style:name="P32" style:family="paragraph" style:parent-style-name="Text_20_body">
      <style:text-properties officeooo:paragraph-rsid="0046380b"/>
    </style:style>
    <style:style style:name="P33" style:family="paragraph" style:parent-style-name="Text_20_body">
      <style:text-properties officeooo:paragraph-rsid="00535de5"/>
    </style:style>
    <style:style style:name="P34" style:family="paragraph" style:parent-style-name="Text_20_body">
      <style:text-properties officeooo:rsid="00566636" officeooo:paragraph-rsid="00566636"/>
    </style:style>
    <style:style style:name="P35" style:family="paragraph" style:parent-style-name="Text_20_body">
      <style:text-properties officeooo:rsid="00572544" officeooo:paragraph-rsid="00572544"/>
    </style:style>
    <style:style style:name="P36" style:family="paragraph" style:parent-style-name="Text_20_body">
      <style:text-properties officeooo:rsid="00588177" officeooo:paragraph-rsid="00588177"/>
    </style:style>
    <style:style style:name="P37" style:family="paragraph" style:parent-style-name="Text_20_body">
      <style:text-properties officeooo:rsid="005cc621" officeooo:paragraph-rsid="005cc621"/>
    </style:style>
    <style:style style:name="P38" style:family="paragraph" style:parent-style-name="Text_20_body">
      <style:text-properties officeooo:rsid="005dc645" officeooo:paragraph-rsid="005dc645"/>
    </style:style>
    <style:style style:name="P39" style:family="paragraph" style:parent-style-name="Text_20_body">
      <style:text-properties officeooo:rsid="005f6763" officeooo:paragraph-rsid="005f6763"/>
    </style:style>
    <style:style style:name="P40" style:family="paragraph" style:parent-style-name="Text_20_body">
      <style:text-properties officeooo:rsid="0060c8af" officeooo:paragraph-rsid="0060c8af"/>
    </style:style>
    <style:style style:name="P41" style:family="paragraph" style:parent-style-name="Text_20_body">
      <style:text-properties officeooo:rsid="0064ba95" officeooo:paragraph-rsid="0064ba95"/>
    </style:style>
    <style:style style:name="P42" style:family="paragraph" style:parent-style-name="Text_20_body">
      <style:text-properties officeooo:rsid="00661c4c" officeooo:paragraph-rsid="00661c4c"/>
    </style:style>
    <style:style style:name="P43" style:family="paragraph" style:parent-style-name="Text_20_body">
      <style:text-properties officeooo:rsid="00673dab" officeooo:paragraph-rsid="00673dab"/>
    </style:style>
    <style:style style:name="P44" style:family="paragraph" style:parent-style-name="Text_20_body">
      <style:text-properties officeooo:rsid="00692ce9" officeooo:paragraph-rsid="00692ce9"/>
    </style:style>
    <style:style style:name="P45" style:family="paragraph" style:parent-style-name="Text_20_body">
      <style:text-properties officeooo:rsid="00693cbf" officeooo:paragraph-rsid="00693cbf"/>
    </style:style>
    <style:style style:name="P46" style:family="paragraph" style:parent-style-name="Text_20_body">
      <style:text-properties officeooo:rsid="0069d70b" officeooo:paragraph-rsid="0069d70b"/>
    </style:style>
    <style:style style:name="P47" style:family="paragraph" style:parent-style-name="Text_20_body">
      <style:text-properties officeooo:rsid="006dbfec" officeooo:paragraph-rsid="006dbfec"/>
    </style:style>
    <style:style style:name="P48" style:family="paragraph" style:parent-style-name="Text_20_body">
      <style:text-properties style:font-name="Liberation Serif" fo:font-size="12pt" officeooo:rsid="006dbfec" officeooo:paragraph-rsid="006dbfec" style:font-size-asian="10.5pt" style:font-size-complex="12pt"/>
    </style:style>
    <style:style style:name="P49"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50"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51"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52" style:family="paragraph" style:parent-style-name="Standard">
      <style:text-properties fo:color="#ff0000" style:font-name="Monospace" fo:font-size="8pt" officeooo:rsid="00588177" officeooo:paragraph-rsid="00588177" style:font-size-asian="8pt" style:font-size-complex="8pt"/>
    </style:style>
    <style:style style:name="P53" style:family="paragraph" style:parent-style-name="Standard">
      <style:text-properties fo:color="#ff0000" style:font-name="Monospace" fo:font-size="8pt" officeooo:rsid="004f2b83" officeooo:paragraph-rsid="004f2b83" style:font-size-asian="8pt" style:font-size-complex="8pt"/>
    </style:style>
    <style:style style:name="P54" style:family="paragraph" style:parent-style-name="Standard">
      <style:text-properties fo:color="#000000" style:font-name="Monospace" fo:font-size="8pt" officeooo:rsid="00588177" officeooo:paragraph-rsid="00588177" style:font-size-asian="8pt" style:font-size-complex="8pt"/>
    </style:style>
    <style:style style:name="P55"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56"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57" style:family="paragraph" style:parent-style-name="Text_20_body">
      <style:text-properties officeooo:rsid="0051ac7d" officeooo:paragraph-rsid="00327a82"/>
    </style:style>
    <style:style style:name="P58" style:family="paragraph" style:parent-style-name="Text_20_body">
      <style:text-properties fo:color="#000000" style:font-name="Monospace" fo:font-size="8pt" officeooo:paragraph-rsid="006dbfec" style:font-size-asian="8pt" style:font-size-complex="8pt"/>
    </style:style>
    <style:style style:name="P59" style:family="paragraph" style:parent-style-name="Text_20_body">
      <style:text-properties officeooo:rsid="007813a1" officeooo:paragraph-rsid="007813a1"/>
    </style:style>
    <style:style style:name="P60" style:family="paragraph" style:parent-style-name="Text_20_body">
      <style:text-properties style:font-name="Monospace1" fo:font-size="8pt" officeooo:rsid="007813a1" officeooo:paragraph-rsid="007813a1" style:font-size-asian="7pt" style:font-size-complex="8pt"/>
    </style:style>
    <style:style style:name="P61" style:family="paragraph" style:parent-style-name="Text_20_body">
      <style:text-properties style:font-name="Monospace1" fo:font-size="8pt" officeooo:rsid="007813a1" officeooo:paragraph-rsid="00784da9" style:font-size-asian="7pt" style:font-size-complex="8pt"/>
    </style:style>
    <style:style style:name="P62" style:family="paragraph" style:parent-style-name="Text_20_body">
      <style:text-properties style:font-name="Monospace1" fo:font-size="8pt" officeooo:rsid="00784da9" officeooo:paragraph-rsid="00784da9" style:font-size-asian="8pt" style:font-size-complex="8pt"/>
    </style:style>
    <style:style style:name="P63" style:family="paragraph" style:parent-style-name="Text_20_body">
      <style:text-properties officeooo:rsid="00784da9" officeooo:paragraph-rsid="00784da9"/>
    </style:style>
    <style:style style:name="P64" style:family="paragraph" style:parent-style-name="Text_20_body">
      <style:paragraph-properties fo:text-align="center" style:justify-single-word="false"/>
    </style:style>
    <style:style style:name="P65" style:family="paragraph" style:parent-style-name="Text_20_body">
      <style:paragraph-properties fo:text-align="center" style:justify-single-word="false"/>
      <style:text-properties officeooo:paragraph-rsid="007d3496"/>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1c0f54" officeooo:paragraph-rsid="001c0f54"/>
    </style:style>
    <style:style style:name="P68" style:family="paragraph" style:parent-style-name="Heading_20_2">
      <style:text-properties officeooo:rsid="004a0938" officeooo:paragraph-rsid="004a0938"/>
    </style:style>
    <style:style style:name="P69" style:family="paragraph" style:parent-style-name="Heading_20_2">
      <style:text-properties officeooo:rsid="0074568f" officeooo:paragraph-rsid="0074568f"/>
    </style:style>
    <style:style style:name="P70" style:family="paragraph" style:parent-style-name="Heading_20_2">
      <style:text-properties officeooo:paragraph-rsid="00535de5"/>
    </style:style>
    <style:style style:name="P71" style:family="paragraph" style:parent-style-name="Heading_20_2">
      <style:text-properties fo:color="#000000" fo:font-size="16.1000003814697pt" fo:background-color="transparent" style:font-size-asian="16.1000003814697pt" style:font-size-complex="16.1000003814697pt"/>
    </style:style>
    <style:style style:name="P72" style:family="paragraph" style:parent-style-name="Heading_20_2">
      <style:text-properties officeooo:rsid="00215453" officeooo:paragraph-rsid="00215453"/>
    </style:style>
    <style:style style:name="P73" style:family="paragraph" style:parent-style-name="Heading_20_2">
      <style:text-properties officeooo:rsid="0028ebf6" officeooo:paragraph-rsid="0028ebf6"/>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officeooo:rsid="0045001e"/>
    </style:style>
    <style:style style:name="T14" style:family="text">
      <style:text-properties fo:color="#000000" style:font-name="Monospace" fo:font-style="italic" style:font-style-asian="italic"/>
    </style:style>
    <style:style style:name="T15" style:family="text">
      <style:text-properties fo:color="#000000" style:font-name="Monospace" fo:font-style="italic" officeooo:rsid="00436b86" style:font-style-asian="italic"/>
    </style:style>
    <style:style style:name="T16" style:family="text">
      <style:text-properties fo:color="#000000" style:font-name="Monospace" fo:background-color="#e8f2fe" loext:char-shading-value="0"/>
    </style:style>
    <style:style style:name="T17" style:family="text">
      <style:text-properties fo:color="#000000" style:font-name="Monospace" fo:font-size="8pt" fo:background-color="#e8f2fe" loext:char-shading-value="0" style:font-size-asian="8pt" style:font-size-complex="8pt"/>
    </style:style>
    <style:style style:name="T18" style:family="text">
      <style:text-properties fo:color="#000000" style:font-name="Monospace" fo:font-size="8pt" style:font-size-asian="8pt" style:font-size-complex="8pt"/>
    </style:style>
    <style:style style:name="T19" style:family="text">
      <style:text-properties fo:color="#000000" style:font-name="Monospace" officeooo:rsid="0060c8af"/>
    </style:style>
    <style:style style:name="T20" style:family="text">
      <style:text-properties fo:color="#000000" style:font-name="Monospace" officeooo:rsid="00692ce9"/>
    </style:style>
    <style:style style:name="T21" style:family="text">
      <style:text-properties fo:color="#000000" officeooo:rsid="0070f834"/>
    </style:style>
    <style:style style:name="T22" style:family="text">
      <style:text-properties fo:color="#000000" officeooo:rsid="0074568f"/>
    </style:style>
    <style:style style:name="T23" style:family="text">
      <style:text-properties fo:color="#000000" style:font-name="Monospace1" fo:font-size="8pt" fo:background-color="#e8f2fe" loext:char-shading-value="0" style:font-size-asian="8pt" style:font-size-complex="8pt"/>
    </style:style>
    <style:style style:name="T24" style:family="text">
      <style:text-properties officeooo:rsid="0037db99"/>
    </style:style>
    <style:style style:name="T25" style:family="text">
      <style:text-properties officeooo:rsid="0039af80"/>
    </style:style>
    <style:style style:name="T26" style:family="text">
      <style:text-properties fo:color="#0000c0" style:font-name="Monospace"/>
    </style:style>
    <style:style style:name="T27" style:family="text">
      <style:text-properties fo:color="#0000c0" style:font-name="Monospace" officeooo:rsid="00436b86"/>
    </style:style>
    <style:style style:name="T28" style:family="text">
      <style:text-properties fo:color="#0000c0" style:font-name="Monospace" officeooo:rsid="00459cac"/>
    </style:style>
    <style:style style:name="T29" style:family="text">
      <style:text-properties fo:color="#0000c0" style:font-name="Monospace" fo:font-size="8pt" fo:background-color="#e8f2fe" loext:char-shading-value="0" style:font-size-asian="8pt" style:font-size-complex="8pt"/>
    </style:style>
    <style:style style:name="T30" style:family="text">
      <style:text-properties fo:color="#0000c0" style:font-name="Monospace" fo:font-size="8pt" style:font-size-asian="8pt" style:font-size-complex="8pt"/>
    </style:style>
    <style:style style:name="T31" style:family="text">
      <style:text-properties fo:color="#0000c0" style:font-name="Monospace" fo:background-color="#e8f2fe" loext:char-shading-value="0"/>
    </style:style>
    <style:style style:name="T32" style:family="text">
      <style:text-properties fo:color="#0000c0" style:font-name="Monospace" officeooo:rsid="00673dab"/>
    </style:style>
    <style:style style:name="T33" style:family="text">
      <style:text-properties fo:color="#7f0055" style:font-name="Monospace" fo:font-weight="bold" style:font-weight-asian="bold"/>
    </style:style>
    <style:style style:name="T34" style:family="text">
      <style:text-properties fo:color="#7f0055" style:font-name="Monospace" fo:font-weight="bold" fo:background-color="#e8f2fe" loext:char-shading-value="0" style:font-weight-asian="bold"/>
    </style:style>
    <style:style style:name="T35" style:family="text">
      <style:text-properties officeooo:rsid="0045001e"/>
    </style:style>
    <style:style style:name="T36" style:family="text">
      <style:text-properties officeooo:rsid="0046380b"/>
    </style:style>
    <style:style style:name="T37" style:family="text">
      <style:text-properties officeooo:rsid="00481772"/>
    </style:style>
    <style:style style:name="T38" style:family="text">
      <style:text-properties fo:color="#ff0000" style:font-name="Monospace" fo:font-size="8pt" fo:background-color="#e8f2fe" loext:char-shading-value="0" style:font-size-asian="8pt" style:font-size-complex="8pt"/>
    </style:style>
    <style:style style:name="T39" style:family="text">
      <style:text-properties officeooo:rsid="005141cf"/>
    </style:style>
    <style:style style:name="T40" style:family="text">
      <style:text-properties officeooo:rsid="0051ac7d"/>
    </style:style>
    <style:style style:name="T41" style:family="text">
      <style:text-properties fo:font-size="12pt" style:font-size-asian="12pt" style:font-size-complex="12pt"/>
    </style:style>
    <style:style style:name="T42" style:family="text">
      <style:text-properties fo:font-size="12pt" officeooo:rsid="0051ac7d" style:font-size-asian="12pt" style:font-size-complex="12pt"/>
    </style:style>
    <style:style style:name="T43" style:family="text">
      <style:text-properties officeooo:rsid="00535de5"/>
    </style:style>
    <style:style style:name="T44" style:family="text">
      <style:text-properties officeooo:rsid="00572544"/>
    </style:style>
    <style:style style:name="T45" style:family="text">
      <style:text-properties fo:color="#a57c2c" style:font-name="Monospace" fo:font-weight="bold" style:font-weight-asian="bold"/>
    </style:style>
    <style:style style:name="T46" style:family="text">
      <style:text-properties officeooo:rsid="005a37b8"/>
    </style:style>
    <style:style style:name="T47" style:family="text">
      <style:text-properties officeooo:rsid="005bb67e"/>
    </style:style>
    <style:style style:name="T48" style:family="text">
      <style:text-properties fo:color="#3f55bf" style:font-name="Monospace"/>
    </style:style>
    <style:style style:name="T49" style:family="text">
      <style:text-properties fo:color="#3f55bf" style:font-name="Monospace" fo:font-size="10pt" fo:background-color="#e8f2fe" loext:char-shading-value="0" style:font-size-asian="10pt"/>
    </style:style>
    <style:style style:name="T50" style:family="text">
      <style:text-properties fo:color="#7f9fbf" style:font-name="Monospace" fo:font-weight="bold" style:font-weight-asian="bold"/>
    </style:style>
    <style:style style:name="T51" style:family="text">
      <style:text-properties officeooo:rsid="005cc621"/>
    </style:style>
    <style:style style:name="T52" style:family="text">
      <style:text-properties officeooo:rsid="005dc645"/>
    </style:style>
    <style:style style:name="T53" style:family="text">
      <style:text-properties officeooo:rsid="005e2bdd"/>
    </style:style>
    <style:style style:name="T54" style:family="text">
      <style:text-properties officeooo:rsid="005fbc22"/>
    </style:style>
    <style:style style:name="T55" style:family="text">
      <style:text-properties officeooo:rsid="0064ba95"/>
    </style:style>
    <style:style style:name="T56" style:family="text">
      <style:text-properties fo:color="#557f5f" style:font-name="Monospace" fo:background-color="#e8f2fe" loext:char-shading-value="0"/>
    </style:style>
    <style:style style:name="T57" style:family="text">
      <style:text-properties officeooo:rsid="0066504b"/>
    </style:style>
    <style:style style:name="T58" style:family="text">
      <style:text-properties fo:color="#22804c" style:font-name="Monospace" fo:font-weight="bold" style:font-weight-asian="bold"/>
    </style:style>
    <style:style style:name="T59" style:family="text">
      <style:text-properties officeooo:rsid="0069d70b"/>
    </style:style>
    <style:style style:name="T60" style:family="text">
      <style:text-properties officeooo:rsid="006b2cf6"/>
    </style:style>
    <style:style style:name="T61" style:family="text">
      <style:text-properties officeooo:rsid="006c4884"/>
    </style:style>
    <style:style style:name="T62" style:family="text">
      <style:text-properties officeooo:rsid="0075ac53"/>
    </style:style>
    <style:style style:name="T63" style:family="text">
      <style:text-properties officeooo:rsid="007813a1"/>
    </style:style>
    <style:style style:name="T64" style:family="text">
      <style:text-properties officeooo:rsid="00784da9"/>
    </style:style>
    <style:style style:name="T65" style:family="text">
      <style:text-properties style:font-name="Monospace1" fo:font-size="8pt" style:font-size-asian="8pt" style:font-size-complex="8pt"/>
    </style:style>
    <style:style style:name="T66" style:family="text">
      <style:text-properties style:font-name="Monospace1" fo:font-size="8pt" officeooo:rsid="007a889e" style:font-size-asian="8pt" style:font-size-complex="8pt"/>
    </style:style>
    <style:style style:name="T67" style:family="text">
      <style:text-properties officeooo:rsid="0078713b"/>
    </style:style>
    <style:style style:name="T68" style:family="text">
      <style:text-properties officeooo:rsid="0078db32"/>
    </style:style>
    <style:style style:name="T69" style:family="text">
      <style:text-properties officeooo:rsid="007d349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64"/>
      <text:p text:style-name="P65"><text:span text:style-name="T69">(Repository: </text:span><text:span text:style-name="T49">https://github.com/bhohbaum/LibCompactMVC</text:span><text:span text:style-name="T69">)</text:span></text:p>
      <text:p text:style-name="P1"/>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74"><text:a xlink:type="simple" xlink:href="#__RefHeading__75_31712199">Vorwort<text:tab/>3</text:a></text:p>
          <text:p text:style-name="P74"><text:a xlink:type="simple" xlink:href="#__RefHeading__204_1919830153">Framework – Grundlagen<text:tab/>4</text:a></text:p>
          <text:p text:style-name="P75"><text:a xlink:type="simple" xlink:href="#__RefHeading__339_1919830153">Aufbau von URLs<text:tab/>4</text:a></text:p>
          <text:p text:style-name="P75"><text:a xlink:type="simple" xlink:href="#__RefHeading__341_1919830153">Anwendungsstruktur und Routing<text:tab/>4</text:a></text:p>
          <text:p text:style-name="P75"><text:a xlink:type="simple" xlink:href="#__RefHeading__410_1919830153">ApplicationMapper<text:tab/>5</text:a></text:p>
          <text:p text:style-name="P75"><text:a xlink:type="simple" xlink:href="#__RefHeading__452_1919830153">Controller<text:tab/>5</text:a></text:p>
          <text:p text:style-name="P75"><text:a xlink:type="simple" xlink:href="#__RefHeading__1061_1919830153">Components<text:tab/>5</text:a></text:p>
          <text:p text:style-name="P75"><text:a xlink:type="simple" xlink:href="#__RefHeading__454_1919830153">Templating<text:tab/>5</text:a></text:p>
          <text:p text:style-name="P75"><text:a xlink:type="simple" xlink:href="#__RefHeading__456_1919830153">Linkerzeugung<text:tab/>5</text:a></text:p>
          <text:p text:style-name="P75"><text:a xlink:type="simple" xlink:href="#__RefHeading__524_1919830153">Umleitungen<text:tab/>6</text:a></text:p>
          <text:p text:style-name="P75"><text:a xlink:type="simple" xlink:href="#__RefHeading__458_1919830153">Components<text:tab/>6</text:a></text:p>
          <text:p text:style-name="P75"><text:a xlink:type="simple" xlink:href="#__RefHeading__462_1919830153">ORM<text:tab/>6</text:a></text:p>
          <text:p text:style-name="P76"><text:a xlink:type="simple" xlink:href="#__RefHeading__991_1919830153">Datenbankschema<text:tab/>7</text:a></text:p>
          <text:p text:style-name="P76"><text:a xlink:type="simple" xlink:href="#__RefHeading__830_1919830153">Arbeiten im Controller mit dem ORM<text:tab/>7</text:a></text:p>
          <text:p text:style-name="P76"><text:a xlink:type="simple" xlink:href="#__RefHeading__832_1919830153">Automatische Fremdschlüssel-Auflösung<text:tab/>8</text:a></text:p>
          <text:p text:style-name="P76"><text:a xlink:type="simple" xlink:href="#__RefHeading__993_1919830153">Datensätze speichern und löschen<text:tab/>8</text:a></text:p>
          <text:p text:style-name="P76"><text:a xlink:type="simple" xlink:href="#__RefHeading__995_1919830153">Komplexere Custom-Queries<text:tab/>8</text:a></text:p>
          <text:p text:style-name="P75"><text:a xlink:type="simple" xlink:href="#__RefHeading__1091_1919830153">Codekonventionen<text:tab/>9</text:a></text:p>
          <text:p text:style-name="P76"><text:a xlink:type="simple" xlink:href="#__RefHeading__496_1919830153">Dateiheader und -footer<text:tab/>9</text:a></text:p>
          <text:p text:style-name="P76"><text:a xlink:type="simple" xlink:href="#__RefHeading__588_1919830153">Funktionsheader<text:tab/>9</text:a></text:p>
          <text:p text:style-name="P75"><text:a xlink:type="simple" xlink:href="#__RefHeading__498_1919830153">CLI<text:tab/>9</text:a></text:p>
          <text:p text:style-name="P75"><text:a xlink:type="simple" xlink:href="#__RefHeading__518_1919830153">config.php<text:tab/>10</text:a></text:p>
          <text:p text:style-name="P74"><text:a xlink:type="simple" xlink:href="#__RefHeading__77_31712199">Library Komponenten<text:tab/>11</text:a></text:p>
          <text:p text:style-name="P75"><text:a xlink:type="simple" xlink:href="#__RefHeading__79_31712199">ApplePushNotification<text:tab/>11</text:a></text:p>
          <text:p text:style-name="P75"><text:a xlink:type="simple" xlink:href="#__RefHeading__81_31712199">CachedHttpRequest<text:tab/>11</text:a></text:p>
          <text:p text:style-name="P75"><text:a xlink:type="simple" xlink:href="#__RefHeading__83_31712199">Captcha<text:tab/>11</text:a></text:p>
          <text:p text:style-name="P75"><text:soft-page-break/><text:a xlink:type="simple" xlink:href="#__RefHeading__85_31712199">CenterMap<text:tab/>11</text:a></text:p>
          <text:p text:style-name="P75"><text:a xlink:type="simple" xlink:href="#__RefHeading__87_31712199">CephAdapter<text:tab/>11</text:a></text:p>
          <text:p text:style-name="P75"><text:a xlink:type="simple" xlink:href="#__RefHeading__89_31712199">FIFOBuffer<text:tab/>11</text:a></text:p>
          <text:p text:style-name="P75"><text:a xlink:type="simple" xlink:href="#__RefHeading__91_31712199">GoogleJWT<text:tab/>11</text:a></text:p>
          <text:p text:style-name="P75"><text:a xlink:type="simple" xlink:href="#__RefHeading__93_31712199">HTMLMail<text:tab/>11</text:a></text:p>
          <text:p text:style-name="P75"><text:a xlink:type="simple" xlink:href="#__RefHeading__206_1919830153">MapRadius<text:tab/>11</text:a></text:p>
          <text:p text:style-name="P75"><text:a xlink:type="simple" xlink:href="#__RefHeading__208_1919830153">MapCluster<text:tab/>11</text:a></text:p>
          <text:p text:style-name="P75"><text:a xlink:type="simple" xlink:href="#__RefHeading__210_1919830153">MultiExtender<text:tab/>12</text:a></text:p>
          <text:p text:style-name="P75"><text:a xlink:type="simple" xlink:href="#__RefHeading__212_1919830153">Mutex<text:tab/>12</text:a></text:p>
          <text:p text:style-name="P75"><text:a xlink:type="simple" xlink:href="#__RefHeading__214_1919830153">simple_html_dom<text:tab/>12</text:a></text:p>
          <text:p text:style-name="P75"><text:a xlink:type="simple" xlink:href="#__RefHeading__216_1919830153">Singleton<text:tab/>12</text:a></text:p>
          <text:p text:style-name="P75"><text:a xlink:type="simple" xlink:href="#__RefHeading__218_1919830153">SMTP<text:tab/>12</text:a></text:p>
          <text:p text:style-name="P75"><text:a xlink:type="simple" xlink:href="#__RefHeading__220_1919830153">Socket<text:tab/>12</text:a></text:p>
          <text:p text:style-name="P75"><text:a xlink:type="simple" xlink:href="#__RefHeading__222_1919830153">Upload<text:tab/>12</text:a></text:p>
          <text:p text:style-name="P75"><text:a xlink:type="simple" xlink:href="#__RefHeading__224_1919830153">UTF8<text:tab/>12</text:a></text:p>
          <text:p text:style-name="P75"><text:a xlink:type="simple" xlink:href="#__RefHeading__226_1919830153">UUID<text:tab/>12</text:a></text:p>
          <text:p text:style-name="P75"><text:a xlink:type="simple" xlink:href="#__RefHeading__228_1919830153">Validator<text:tab/>12</text:a></text:p>
          <text:p text:style-name="P75"><text:a xlink:type="simple" xlink:href="#__RefHeading__230_1919830153">WSAdapter<text:tab/>12</text:a></text:p>
          <text:p text:style-name="P75"><text:a xlink:type="simple" xlink:href="#__RefHeading__232_1919830153">XmlToJson<text:tab/>12</text:a></text:p>
        </text:index-body>
      </text:table-of-content>
      <text:p text:style-name="P1"/>
      <text:h text:style-name="P67" text:outline-level="1"><text:bookmark-start text:name="__RefHeading__75_31712199"/>Vorwort<text:bookmark-end text:name="__RefHeading__75_31712199"/></text:h>
      <text:p text:style-name="P10">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10"/>
      <text:h text:style-name="P66" text:outline-level="1"><text:bookmark-start text:name="__RefHeading__204_1919830153"/>Framework – Grundlagen<text:bookmark-end text:name="__RefHeading__204_1919830153"/></text:h>
      <text:h text:style-name="Heading_20_2" text:outline-level="2"><text:bookmark-start text:name="__RefHeading__339_1919830153"/>Aufbau von URLs<text:bookmark-end text:name="__RefHeading__339_1919830153"/></text:h>
      <text:p text:style-name="P19">Der Aufbau der URLs und wie die Werte an das Framework übergeben werden, ist in der .htaccess Datei im Stammverzeichnis definiert. Zum Betrieb des Frameworks wird mod_rewrite vorausgesetzt. Ein Beispiel:</text:p>
      <text:p text:style-name="P19"><text:span text:style-name="T40"><text:tab/></text:span><text:span text:style-name="T42">http://lcmvc.de/app/action/param0/param1/param2 </text:span><text:span text:style-name="T41">…</text:span></text:p>
      <text:p text:style-name="P19">Erklärung der Komponenten:</text:p>
      <text:p text:style-name="P57">http://lcmvc.de</text:p>
      <text:p text:style-name="P19"><text:tab/>Dieser Teil der URL wird in config.php als BASE_URL definiert.</text:p>
      <text:p text:style-name="P19">/app</text:p>
      <text:p text:style-name="P19"><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19">/<text:span text:style-name="T7">action</text:span></text:p>
      <text:p text:style-name="P19"><text:tab/><text:span text:style-name="T8">Die Action gibt an, welcher Controller angesteuert wird. Das Mapping zwischen action <text:tab/>String und Controller Klassenname wird mit der set_handler() Methode in index.php dem <text:tab/>ActionDispatcher übergeben.</text:span></text:p>
      <text:p text:style-name="P20">Alle Teile der URL ab 'action', 'param0' <text:span text:style-name="T25">(allgemein: alle Elemente des $_REQUEST Arrays)</text:span> werden als gleichnamige Variablen in allen Klassen, die von InputSanitizer direkt oder indirekt ableiten, bereitgestellt<text:span text:style-name="T24">.</text:span> Dazu gehören alle <text:span text:style-name="T25">von CMVC</text:span>Controller <text:span text:style-name="T62">(</text:span><text:span text:style-name="T62"><text:bookmark-ref text:reference-format="page" text:ref-name="__RefHeading__452_1919830153">5</text:bookmark-ref></text:span><text:span text:style-name="T62">) (also auch von CMVC</text:span>Component <text:span text:style-name="T62">(</text:span><text:span text:style-name="T62"><text:bookmark-ref text:reference-format="page" text:ref-name="__RefHeading__1061_1919830153">5</text:bookmark-ref></text:span><text:span text:style-name="T62">))</text:span> <text:span text:style-name="T25">abgeleiteten Klassen als auch die Templates. Templates werden im Kontext der View Klasse ausgeführt und ihnen stehen somit seine Variablen und Methoden zur Verfügung</text:span>.<text:span text:style-name="T24"> Die Funktion kann über das REGISTER_HTTP_VARS define in config.php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18">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nicht zu ändern.</text:span></text:p>
      <text:p text:style-name="P24"><text:soft-page-break/></text:p>
      <text:h text:style-name="Heading_20_2" text:outline-level="2"><text:bookmark-start text:name="__RefHeading__410_1919830153"/>ApplicationMapper<text:bookmark-end text:name="__RefHeading__410_1919830153"/></text:h>
      <text:p text:style-name="P24">Im Konstruktor des ApplicationMappers können SEO-Optimierungen vorgenommen werden, sowie <text:s/>definiert werden, welche URLs der Anwendung in der Sitemap erscheinen sollen. Hierzu müssen zwei Arrays entsprechend befüllt werden. </text:p>
      <text:p text:style-name="P24">Ein Beispiel:</text:p>
      <text:p text:style-name="P2"><text:span text:style-name="T11"><text:tab/>$this-&gt;</text:span><text:span text:style-name="T26">mapping2</text:span><text:span text:style-name="T11">[</text:span><text:span text:style-name="T26">"</text:span><text:span text:style-name="T27">app</text:span><text:span text:style-name="T26">"</text:span><text:span text:style-name="T11">][</text:span><text:span text:style-name="T26">"home"</text:span><text:span text:style-name="T11">] = </text:span><text:span text:style-name="T33">new </text:span><text:span text:style-name="T11">LinkProperty(</text:span><text:span text:style-name="T26">"/</text:span><text:span text:style-name="T27">app</text:span><text:span text:style-name="T26">/</text:span><text:span text:style-name="T28">start</text:span><text:span text:style-name="T26">"</text:span><text:span text:style-name="T11">, </text:span><text:span text:style-name="T33">true</text:span><text:span text:style-name="T11">);</text:span></text:p>
      <text:p text:style-name="P50"><text:span text:style-name="T11"><text:tab/>$this-&gt;</text:span><text:span text:style-name="T26">mapping3</text:span><text:span text:style-name="T11">[</text:span><text:span text:style-name="T26">"</text:span><text:span text:style-name="T27">app</text:span><text:span text:style-name="T26">"</text:span><text:span text:style-name="T11">][</text:span><text:span text:style-name="T26">"ajaxep"</text:span><text:span text:style-name="T11">][</text:span><text:span text:style-name="T26">"user"</text:span><text:span text:style-name="T11">] = </text:span><text:span text:style-name="T33">new </text:span><text:span text:style-name="T11">LinkProperty(</text:span><text:span text:style-name="T26">"/</text:span><text:span text:style-name="T27">app</text:span><text:span text:style-name="T26">/ajaxep/</text:span><text:span text:style-name="T28">benutzer</text:span><text:span text:style-name="T26">"</text:span><text:span text:style-name="T11">, </text:span><text:span text:style-name="T33">false</text:span><text:span text:style-name="T11">);</text:span></text:p>
      <text:p text:style-name="P24"/>
      <text:p text:style-name="P24">Das mapping2 Array definiert alle Links der ersten Ebene, also solche, die direkt Controller ansteuern. Das mapping3 Array ist für alle dreiteiligen (/1/2/3) URLs zuständig.</text:p>
      <text:p text:style-name="P24">Der zweite Parameter des LinkProperty Konstruktors definiert, ob der Link mit in die Sitemap aufgenommen werden soll, oder nicht. <text:span text:style-name="T35">Um selbige in einem Controller auszugeben, genügt folgende Zeile:</text:span></text:p>
      <text:p text:style-name="P3"><text:span text:style-name="T12"><text:tab/>$</text:span><text:span text:style-name="T13">this-&gt;binary_response(</text:span><text:span text:style-name="T12">ApplicationMapper::</text:span><text:span text:style-name="T15">get_instance</text:span><text:span text:style-name="T12">()-&gt;get_sitemap(), </text:span><text:span text:style-name="T16">MIME_TYPE_HTML</text:span><text:span text:style-name="T13">)</text:span><text:span text:style-name="T12">;</text:span></text:p>
      <text:p text:style-name="P24"/>
      <text:p text:style-name="P25">Dem aufmerksamen Leser wird bereits aufgefallen sein, dass im Beispiel die Schlüssel der Arrays nicht komplett identisch zu den URLs in den LinkProperties sind. Auf diese <text:span text:style-name="T61">W</text:span>eise lassen sich leicht Änderungen an den URLs der Anwendung machen, ohne dass man alle Stellen umprogrammieren muss, die mit dem Wert arbeiten. Innerhalb der Anwendung wird beim zweiten Beispiel <text:span text:style-name="T36">die action Variable im Controller den Wert „ajaxep“ und der param0 den wert „user“ haben, obwohl die <text:s/>Anwendung mit der URL </text:span></text:p>
      <text:p text:style-name="P32"><text:span text:style-name="T36"><text:tab/></text:span><text:span text:style-name="T17">BASE_URL . </text:span><text:span text:style-name="T29">"/app/ajaxep/benutzer"</text:span></text:p>
      <text:p text:style-name="P26">gestartet wurde. Diese SEO-Optimierungen lassen sich nur <text:span text:style-name="T37">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68" text:outline-level="2"><text:bookmark-start text:name="__RefHeading__452_1919830153"/>Controller<text:bookmark-end text:name="__RefHeading__452_1919830153"/></text:h>
      <text:p text:style-name="P27"/>
      <text:h text:style-name="Heading_20_2" text:outline-level="2"><text:bookmark-start text:name="__RefHeading__1061_1919830153"/>Components<text:bookmark-end text:name="__RefHeading__1061_1919830153"/></text:h>
      <text:p text:style-name="P27"/>
      <text:h text:style-name="Heading_20_2" text:outline-level="2"><text:bookmark-start text:name="__RefHeading__454_1919830153"/>Templating<text:bookmark-end text:name="__RefHeading__454_1919830153"/></text:h>
      <text:h text:style-name="Heading_20_2" text:outline-level="2"/>
      <text:h text:style-name="Heading_20_2" text:outline-level="2"><text:bookmark-start text:name="__RefHeading__456_1919830153"/>Linkerzeugung<text:bookmark-end text:name="__RefHeading__456_1919830153"/></text:h>
      <text:p text:style-name="Text_20_body"/>
      <text:h text:style-name="Heading_20_2" text:outline-level="2"><text:bookmark-start text:name="__RefHeading__524_1919830153"/><text:soft-page-break/>Umleitungen<text:bookmark-end text:name="__RefHeading__524_1919830153"/></text:h>
      <text:p text:style-name="Text_20_body"/>
      <text:h text:style-name="Heading_20_2" text:outline-level="2"><text:bookmark-start text:name="__RefHeading__458_1919830153"/>Components<text:bookmark-end text:name="__RefHeading__458_1919830153"/></text:h>
      <text:p text:style-name="Text_20_body"/>
      <text:h text:style-name="Heading_20_2" text:outline-level="2"><text:bookmark-start text:name="__RefHeading__462_1919830153"/>ORM<text:bookmark-end text:name="__RefHeading__462_1919830153"/></text:h>
      <text:p text:style-name="P34">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44">mit der Anforderung zusammen, mit so wenig Code wie möglich zum Ziel zu kommen.</text:span></text:p>
      <text:p text:style-name="P35">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35">Gerade Einsteigern kommt diese Herangehensweise zu gute, da sie nicht erst lernen müssen, wie sie die Datenbank auf dem Umweg über das Framework unter ihre Kontrolle bringen. Statt dessen wird die Datenbank mit ihrer eigenen IDE entworfen und die Anwendung mit der PHP-IDE der Wahl.</text:p>
      <text:p text:style-name="P36">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folgende Klasse in /application/dba an:</text:p>
      <text:p text:style-name="P52"><text:tab/>&lt;?php</text:p>
      <text:p text:style-name="P49"><text:span text:style-name="T33"><text:tab/>if </text:span><text:span text:style-name="T11">(file_exists(</text:span><text:span text:style-name="T26">'../../include/libcompactmvc.php'</text:span><text:span text:style-name="T11">))</text:span></text:p>
      <text:p text:style-name="P49"><text:span text:style-name="T11"><text:tab/><text:tab/></text:span><text:span text:style-name="T33">include_once </text:span><text:span text:style-name="T11">(</text:span><text:span text:style-name="T26">'../../include/libcompactmvc.php'</text:span><text:span text:style-name="T11">);</text:span></text:p>
      <text:p text:style-name="P55"><text:tab/>LIBCOMPACTMVC_ENTRY;</text:p>
      <text:p text:style-name="P51"><text:tab/></text:p>
      <text:p text:style-name="P56"><text:tab/>/**</text:p>
      <text:p text:style-name="P56"><text:tab/> * user.php</text:p>
      <text:p text:style-name="P56"><text:tab/> *</text:p>
      <text:p text:style-name="P49"><text:span text:style-name="T48"><text:tab/> * </text:span><text:span text:style-name="T50">@author</text:span><text:span text:style-name="T48"> Botho Hohbaum &lt;bhohbaum@googlemail.com&gt;</text:span></text:p>
      <text:p text:style-name="P49"><text:span text:style-name="T48"><text:tab/> * </text:span><text:span text:style-name="T50">@package</text:span><text:span text:style-name="T48"> Siemens CMS</text:span></text:p>
      <text:p text:style-name="P49"><text:span text:style-name="T48"><text:tab/> * </text:span><text:span text:style-name="T50">@copyright</text:span><text:span text:style-name="T48"> Copyright (c) Media Impression Unit 08</text:span></text:p>
      <text:p text:style-name="P49"><text:span text:style-name="T48"><text:tab/> * </text:span><text:span text:style-name="T50">@license</text:span><text:span text:style-name="T48"> BSD License (see LICENSE file in root directory)</text:span></text:p>
      <text:p text:style-name="P49"><text:span text:style-name="T48"><text:tab/> * </text:span><text:span text:style-name="T50">@link</text:span><text:span text:style-name="T48"> http://www.miu08.de</text:span></text:p>
      <text:p text:style-name="P56"><text:tab/> */</text:p>
      <text:p text:style-name="P4"><text:span text:style-name="T33"><text:tab/>class </text:span><text:span text:style-name="T11">user </text:span><text:span text:style-name="T33">extends </text:span><text:span text:style-name="T11">DbObject {</text:span></text:p>
      <text:p text:style-name="P51"><text:tab/></text:p>
      <text:p text:style-name="P49"><text:span text:style-name="T11"><text:tab/><text:tab/></text:span><text:span text:style-name="T45">protected </text:span><text:span text:style-name="T33">function </text:span><text:span text:style-name="T11">init() {</text:span></text:p>
      <text:p text:style-name="P55"><text:tab/><text:tab/><text:tab/>DLOG();</text:p>
      <text:p text:style-name="P49"><text:span text:style-name="T11"><text:tab/><text:tab/><text:tab/></text:span><text:span text:style-name="T33">parent</text:span><text:span text:style-name="T11">::</text:span><text:span text:style-name="T14">init</text:span><text:span text:style-name="T11">();</text:span></text:p>
      <text:p text:style-name="P55"><text:tab/><text:tab/><text:tab/>$this-&gt;table(TBL_USER);</text:p>
      <text:p text:style-name="P55"><text:tab/><text:tab/>}</text:p>
      <text:p text:style-name="P51"><text:tab/></text:p>
      <text:p text:style-name="P55"><text:tab/>}</text:p>
      <text:p text:style-name="P36"/>
      <text:p text:style-name="P36"><text:span text:style-name="T51">Die Datei beginnt mit dem üblichen Dateiheader (</text:span><text:span text:style-name="T51"><text:bookmark-ref text:reference-format="text" text:ref-name="__RefHeading__496_1919830153">Dateiheader und -footer</text:bookmark-ref></text:span><text:span text:style-name="T51">). </text:span>Die beiden Zeilen <text:soft-page-break/>DLOG(); und der Aufruf der Parent-Methode sind generell üblich und <text:span text:style-name="T51">empfohlen</text:span> für alle zu schreibenden Methoden im LibCMVC Framework <text:span text:style-name="T46">(</text:span><text:span text:style-name="T46"><text:bookmark-ref text:reference-format="text" text:ref-name="__RefHeading__588_1919830153">Funktionsheader</text:bookmark-ref></text:span><text:span text:style-name="T46">)</text:span>.</text:p>
      <text:p text:style-name="P36">TBL_USER muss dann entsprechend in config.php definiert werden:</text:p>
      <text:p text:style-name="P9"><text:span text:style-name="T18"><text:tab/>define(</text:span><text:span text:style-name="T30">'TBL_USER'</text:span><text:span text:style-name="T18">, </text:span><text:span text:style-name="T30">'user'</text:span><text:span text:style-name="T18">);</text:span></text:p>
      <text:p text:style-name="P54"/>
      <text:p text:style-name="P36">Tabellen haben im <text:span text:style-name="T47">D</text:span>efine das Präfix TBL_, Views bekommen TBLV_, das erleichtert das <text:span text:style-name="T47">A</text:span>rbeiten mit der Code-Completion.</text:p>
      <text:p text:style-name="P37">Neben der init() Methode gibt es noch zwei weitere Methoden:</text:p>
      <text:p text:style-name="P37">on_after_load()</text:p>
      <text:p text:style-name="P37"><text:tab/>Wird aufgerufen, nachdem der entsprechende Datensatz aus der Datenbank in das Objekt <text:tab/>geladen wurde. Hier kann zusätzliche Logik untergebracht werden, z.B. wenn gewisse <text:tab/>Felder abhängig von Informationen aus anderen Tabellen besondere Inhalte erhalten sollen.</text:p>
      <text:p text:style-name="P37">on_before_save()</text:p>
      <text:p text:style-name="P37"><text:tab/>Ist das Gegenstück zu on_after_load(): Sie wird als erstes ausgeführt wenn auf einem <text:tab/>DbObject die save() Methode ausgeführt wird, bevor der Inhalt des Objekes in die <text:tab/><text:tab/>Datenbank gespeichert wird.</text:p>
      <text:h text:style-name="Heading_20_3" text:outline-level="3"><text:bookmark-start text:name="__RefHeading__991_1919830153"/>Datenbankschema<text:bookmark-end text:name="__RefHeading__991_1919830153"/></text:h>
      <text:p text:style-name="P42">WICHTIG!!!</text:p>
      <text:p text:style-name="P42">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57">a</text:span>utoincrement-Feld als Primärschlüssel hinzugefügt werden, der UNIQUE-Index auf den beiden anderen Spalten sollte natürlich bestehen bleiben.</text:p>
      <text:h text:style-name="Heading_20_3" text:outline-level="3"><text:bookmark-start text:name="__RefHeading__830_1919830153"/>Arbeiten im Controller mit dem ORM<text:bookmark-end text:name="__RefHeading__830_1919830153"/></text:h>
      <text:p text:style-name="P37">Im Controller <text:span text:style-name="T52">unterscheiden sich zwei grundlegende Formen des Zugriffes auf das ORM. Sie unterscheiden sich durch die Antwort auf die Frage: Brauche ich einen einzelnen Datensatz, oder mehrere (ein Array)?</text:span></text:p>
      <text:p text:style-name="P38">Um einen einzelnen Datensatz aus der Datenbank zu laden, instanziert man ein Objekt der entsprechenden Klasse und übergibt der by() Methode ein Array mit den benötigten Constraints:</text:p>
      <text:p text:style-name="P5"><text:span text:style-name="T11"><text:tab/>$user = </text:span><text:span text:style-name="T33">new </text:span><text:span text:style-name="T11">user();</text:span></text:p>
      <text:p text:style-name="P49"><text:span text:style-name="T11"><text:tab/>$user-&gt;by(</text:span><text:span text:style-name="T33">array</text:span><text:span text:style-name="T11">(</text:span></text:p>
      <text:p text:style-name="P49"><text:span text:style-name="T11"><text:tab/><text:tab/></text:span><text:span text:style-name="T26">"name" </text:span><text:span text:style-name="T11">=&gt; $this-&gt;</text:span><text:span text:style-name="T26">user</text:span></text:p>
      <text:p text:style-name="P55"><text:tab/>));</text:p>
      <text:p text:style-name="P55"/>
      <text:p text:style-name="P38">In obigem Beispiel <text:span text:style-name="T53">wird ein user Datensatz geladen, dessen Feld „name“ gleich dem Inhalt der variable „user“ ist, welche im Request gesendet wurde. Alle Elemente des Constraint Arrays werden mit AND verknüpft.</text:span></text:p>
      <text:p text:style-name="P39">Es ist darauf zu achten, dass durch das Constraint auch wirklich nur ein Datensatz geladen wird, <text:span text:style-name="T54">andernfalls wird eine MultipeResultsException geworfen.</text:span></text:p>
      <text:p text:style-name="P40"><text:soft-page-break/>Wenn man mehrere Datensätze aus einer Tabelle laden muss, muss man die by() Methode von DbAccess benutzen. I<text:span text:style-name="T63">n</text:span> Controller<text:span text:style-name="T63">n und Components</text:span> erhält man eine Referenz zu DBA_DEFAUL_CLASS (definiert in <text:bookmark-ref text:reference-format="text" text:ref-name="__RefHeading__518_1919830153">config.php</text:bookmark-ref>) über die methode $this-&gt;get_db(). Folgender Aufruf lädt alle Datensätze aus der user Tabelle:</text:p>
      <text:p text:style-name="P7"><text:span text:style-name="T19"><text:tab/></text:span><text:span text:style-name="T16">$users = $this-&gt;get_db()-&gt;by(TBL_USER, </text:span><text:span text:style-name="T34">array</text:span><text:span text:style-name="T16">());</text:span></text:p>
      <text:p text:style-name="P6"/>
      <text:p text:style-name="P40">Als Ergebnis herhält man ein Array aus user-Objekten. Hat man keine Klasse mit gleichem Namen wie die Tabelle angelegt, erhält man ein generisch typisiertes Array aus DbObject Objekten.</text:p>
      <text:h text:style-name="Heading_20_3" text:outline-level="3"><text:bookmark-start text:name="__RefHeading__832_1919830153"/>Automatische Fremdschlüssel-Auflösung<text:bookmark-end text:name="__RefHeading__832_1919830153"/></text:h>
      <text:p text:style-name="P41">Fremdschlüsselfelder werden beim lesenden Zugriff automatisch zum referenzierten Datensatz aufgelöst. Angenommen die user-Tabelle hat einen Fremdschlüssel namens „type_id“ auf eine Tabelle namens „type“ und man hat das user-Objekt bereits geladen, kann man direkt auf die Felder des type Objektes zugreifen (in diesem Beispiel auf das Feld „type.name“):</text:p>
      <text:p text:style-name="P21"><text:span text:style-name="T55"><text:tab/></text:span><text:span text:style-name="T16">$user-&gt;type_id-&gt;name</text:span></text:p>
      <text:p text:style-name="P41">Im schreibenden Zugriff enthält type_id die id, so wie sie in dem user-Datensatz in der Datenbank steht. Möchte man also den user-Datensatz modifizieren, dass er auf einen anderen type-Datensatz zeigt, muss dessen id zugewiesen werden:</text:p>
      <text:p text:style-name="P21"><text:span text:style-name="T55"><text:tab/></text:span><text:span text:style-name="T16">$user-&gt;</text:span><text:span text:style-name="T31">type_id</text:span><text:span text:style-name="T16"> = 19; <text:s/></text:span><text:span text:style-name="T56">// neue id</text:span></text:p>
      <text:h text:style-name="Heading_20_3" text:outline-level="3"><text:bookmark-start text:name="__RefHeading__993_1919830153"/>Datensätze speichern und löschen<text:bookmark-end text:name="__RefHeading__993_1919830153"/></text:h>
      <text:p text:style-name="P42">Jeder von DbObject abgeleitetes Objekt hat die beiden Methoden save() und delete() geerbt. Mit ihnen können am objekt vorgenommene Änderungen wieder in die Datenbank geschrieben, beziehungsweise der ganze Datensatz gelöscht werden.</text:p>
      <text:h text:style-name="Heading_20_3" text:outline-level="3"><text:bookmark-start text:name="__RefHeading__995_1919830153"/>Komplexere Custom-Queries<text:bookmark-end text:name="__RefHeading__995_1919830153"/></text:h>
      <text:p text:style-name="P43">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in <text:bookmark-ref text:reference-format="text" text:ref-name="__RefHeading__518_1919830153">config.php</text:bookmark-ref>) definieren:</text:p>
      <text:p text:style-name="P8"><text:span text:style-name="T11"><text:tab/></text:span><text:span text:style-name="T58">public </text:span><text:span text:style-name="T33">function </text:span><text:span text:style-name="T11">get_pol_datatype_by_name($name, $obj = </text:span><text:span text:style-name="T33">false</text:span><text:span text:style-name="T11">) {</text:span></text:p>
      <text:p text:style-name="P55"><text:tab/><text:tab/>DLOG();</text:p>
      <text:p text:style-name="P49"><text:span text:style-name="T11"><text:tab/><text:tab/>$q = </text:span><text:span text:style-name="T26">"SELECT<text:tab/>*</text:span></text:p>
      <text:p text:style-name="P49"><text:span text:style-name="T26"><text:tab/><text:tab/><text:tab/>FROM<text:tab/></text:span><text:span text:style-name="T32">user</text:span></text:p>
      <text:p text:style-name="P49"><text:span text:style-name="T26"><text:tab/><text:tab/><text:tab/>WHERE<text:tab/>name LIKE '" </text:span><text:span text:style-name="T11">. $this-&gt;escape($name) . </text:span><text:span text:style-name="T26">"'"</text:span><text:span text:style-name="T11">;</text:span></text:p>
      <text:p text:style-name="P49"><text:span text:style-name="T11"><text:tab/><text:tab/></text:span><text:span text:style-name="T33">return </text:span><text:span text:style-name="T11">$this-&gt;run_query($q, </text:span><text:span text:style-name="T33">true</text:span><text:span text:style-name="T11">, $obj, </text:span><text:span text:style-name="T33">null</text:span><text:span text:style-name="T11">, TBL_</text:span><text:span text:style-name="T20">USER</text:span><text:span text:style-name="T11">);</text:span></text:p>
      <text:p text:style-name="P55"><text:tab/>}</text:p>
      <text:p text:style-name="P22"/>
      <text:p text:style-name="P44">$this-&gt;escape() sollte beim Zusammenbauen des Query-Strings unbedingt zum Escapen von Benutzer-kontrolliertem Inhalt verwendet werden um SQL-Injections zu verhindern.</text:p>
      <text:p text:style-name="P45">$this-&gt;run_query() führt die Query aus und liefert das Ergebnis zurück. Die Parameter der Funktion sind in DbAccess genau erklärt.</text:p>
      <text:p text:style-name="P46">In den Controllern erhält man Zugriff auf die DBA_DEFAULT_CLASS und ihre Methoden über $this-&gt;get_db(). <text:span text:style-name="T60">Wird</text:span> <text:span text:style-name="T60">der Z</text:span>ugriff von anderen Klassen aus benötigt, <text:span text:style-name="T60">kann man sich das Objekt mit folgendem Aufruf holen:</text:span></text:p>
      <text:p text:style-name="P23"><text:soft-page-break/><text:span text:style-name="T59"><text:tab/></text:span><text:span text:style-name="T16">DbAccess::get_instance(DBA_DEFAULT_CLASS)</text:span></text:p>
      <text:p text:style-name="P46"/>
      <text:h text:style-name="P69" text:outline-level="2"><text:bookmark-start text:name="__RefHeading__1091_1919830153"/>Codekonventionen<text:bookmark-end text:name="__RefHeading__1091_1919830153"/></text:h>
      <text:h text:style-name="Heading_20_3" text:outline-level="3"><text:bookmark-start text:name="__RefHeading__496_1919830153"/>Dateiheader und -footer<text:bookmark-end text:name="__RefHeading__496_1919830153"/></text:h>
      <text:p text:style-name="P28">Jede Datei der Anwendung sollte folgenden Header haben:</text:p>
      <text:p text:style-name="P53"><text:tab/>&lt;?php</text:p>
      <text:p text:style-name="P49"><text:span text:style-name="T33"><text:tab/>if </text:span><text:span text:style-name="T11">(file_exists(</text:span><text:span text:style-name="T26">'../../include/libcompactmvc.php'</text:span><text:span text:style-name="T11">))</text:span></text:p>
      <text:p text:style-name="P49"><text:span text:style-name="T11"><text:tab/><text:tab/></text:span><text:span text:style-name="T33">include_once </text:span><text:span text:style-name="T11">(</text:span><text:span text:style-name="T26">'../../include/libcompactmvc.php'</text:span><text:span text:style-name="T11">);</text:span></text:p>
      <text:p text:style-name="P55"><text:tab/>LIBCOMPACTMVC_ENTRY;</text:p>
      <text:p text:style-name="P55"/>
      <text:p text:style-name="P28">Dabei ist darauf zu achten, dass der Pfad zur libcompactmvc.php angepasst werden muss, sollte sich die Datei auf einer anderen Verzeichnisebene befinden.</text:p>
      <text:p text:style-name="P28">Dieser Header sorgt dafür, dass die Datei nicht direkt aufgerufen werden kann. Statt dessen wird folgende Meldung ausgegeben:</text:p>
      <text:p text:style-name="P29"><text:tab/>Invalid entry point</text:p>
      <text:p text:style-name="P30">Für den Footer jeder Datei wird empfohlen, vom schließenden PHP-Tag </text:p>
      <text:p text:style-name="P31"><text:span text:style-name="T39"><text:tab/></text:span><text:span text:style-name="T38">?&gt;</text:span></text:p>
      <text:p text:style-name="P30">abzusehen. <text:span text:style-name="T43">Es kann sonst sehr leicht passieren, dass versehentlich ein Whitespace dem schließenden Tag folgt. Dieses wird an jeden Output angehängt und kann so vor allem bei binärem Output zu Problemen führen.</text:span></text:p>
      <text:h text:style-name="Heading_20_3" text:outline-level="3"><text:bookmark-start text:name="__RefHeading__588_1919830153"/>Funktionsheader<text:bookmark-end text:name="__RefHeading__588_1919830153"/></text:h>
      <text:p text:style-name="P47">Zu Logging- und Debug-Zwecken wird empfohlen, bei allen neuen Methoden als erste Zeile ein</text:p>
      <text:p text:style-name="P58"><text:tab/>DLOG();</text:p>
      <text:p text:style-name="P48"><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22">wird jedoch empfohlen</text:span><text:span text:style-name="T10"> dies einfach in allen Fällen gleich zu implementieren. Übergeordnete Klassen verlassen sich normalerweise darauf, </text:span><text:span text:style-name="T21">dass die Methoden, die sie implementieren, auch aufgerufen werden.</text:span></text:p>
      <text:h text:style-name="Heading_20_2" text:outline-level="2"><text:bookmark-start text:name="__RefHeading__498_1919830153"/>CLI<text:bookmark-end text:name="__RefHeading__498_1919830153"/></text:h>
      <text:p text:style-name="P59">Alle Funktionen einer mit LibCMVC erstellten Anwendung lassen sich auch über die Kommandozeile ansteuern. Neben den exec_* Methoden, die standardmäßig in Controllern/Components im CLI-Modus aufgerufen werden, können auch alle anderen Funktionen der Anwendung über das Cli aufgerufen werden. Hierzu muss die Umgebungsvariable METHOD auf den zu emulierenden Request-Typ gesetzt werden. Ein Beispiel:</text:p>
      <text:p text:style-name="P60"><text:tab/>PHPSESSID=hhtntia6spfmdv79f2iob1ddk3 METHOD=get php index.php home</text:p>
      <text:p text:style-name="P63">Obiger Befehl lässt die Anwendung die gleiche Ausgabe zu STDOUT ausgeben, wie ein GET-Request auf die URL:</text:p>
      <text:p text:style-name="P63"><text:span text:style-name="T65"><text:tab/></text:span><text:span text:style-name="T23">B</text:span><text:span text:style-name="T17">ASE_URL . </text:span><text:span text:style-name="T29">"/app/home"</text:span></text:p>
      <text:p text:style-name="P63">mit dem zugehörigen Cookie für die selbe Session ID. Um weitere Variablen zu übergeben, kann <text:soft-page-break/>man sie entsprechend im Environment setzen. Sie werden wie Query-String oder Post-Body Variablen den Controllern und Components übergeben. Der Pfad-Teile der URL müssen als parameter übergeben werden. Dabei wird der erste Parameter als die action-Variable übergeben, der zweite als param0, der dritte als param1 usw...</text:p>
      <text:p text:style-name="P63">Ein Beispiel für einen über CLI simulierten AJAX-Request zum <text:span text:style-name="T67">einloggen</text:span> von Benutzern:</text:p>
      <text:p text:style-name="P61"><text:span text:style-name="T64">user=test pass=password </text:span>PHPSESSID=hhtntia6spfmdv79f2iob1ddk3 METHOD=<text:span text:style-name="T64">pos</text:span>t php index.php <text:span text:style-name="T64">ajaxep login</text:span></text:p>
      <text:p text:style-name="P63">… entspricht dem HTTP-Request:</text:p>
      <text:p text:style-name="P63">POST auf <text:span text:style-name="T68">(Domain beliebig gewählt, kein Unterschied zu HTTPS)</text:span>: </text:p>
      <text:p text:style-name="P63"><text:span text:style-name="T65"><text:tab/></text:span><text:span text:style-name="T66">http://libcmvc.de/app/ajaxep/login</text:span></text:p>
      <text:p text:style-name="P63">… mit diesem String im POST-Body:</text:p>
      <text:p text:style-name="P62"><text:tab/>user=test&amp;pass=password</text:p>
      <text:p text:style-name="Text_20_body">… <text:span text:style-name="T67">und passendem Cookie.</text:span></text:p>
      <text:h text:style-name="P70" text:outline-level="2"><text:bookmark-start text:name="__RefHeading__518_1919830153"/>config.php<text:bookmark-end text:name="__RefHeading__518_1919830153"/></text:h>
      <text:p text:style-name="P33"/>
      <text:h text:style-name="P70" text:outline-level="2"/>
      <text:p text:style-name="Text_20_body"/>
      <text:h text:style-name="P66" text:outline-level="1"><text:bookmark-start text:name="__RefHeading__77_31712199"/>Library <text:span text:style-name="T2">Komponenten</text:span><text:bookmark-end text:name="__RefHeading__77_31712199"/></text:h>
      <text:h text:style-name="P71" text:outline-level="2"><text:bookmark-start text:name="__RefHeading__79_31712199"/>ApplePushNotification<text:bookmark-end text:name="__RefHeading__79_31712199"/></text:h>
      <text:p text:style-name="P11">Zum versenden von Apple-Push-Notifications.</text:p>
      <text:h text:style-name="P72" text:outline-level="2"><text:bookmark-start text:name="__RefHeading__81_31712199"/>CachedH<text:span text:style-name="T3">ttp</text:span>Request<text:bookmark-end text:name="__RefHeading__81_31712199"/></text:h>
      <text:p text:style-name="P11">Ein cachender HTTP Client. Als Cache wird Redis verwendet.</text:p>
      <text:h text:style-name="Heading_20_2" text:outline-level="2"><text:bookmark-start text:name="__RefHeading__83_31712199"/>Captcha<text:bookmark-end text:name="__RefHeading__83_31712199"/></text:h>
      <text:p text:style-name="P11">Klasse zum einfachen erstellen von einfachen Captchas.</text:p>
      <text:h text:style-name="Heading_20_2" text:outline-level="2"><text:bookmark-start text:name="__RefHeading__85_31712199"/>CenterMap<text:bookmark-end text:name="__RefHeading__85_31712199"/></text:h>
      <text:p text:style-name="P12">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12">Eine Klasse zum arbeiten mit einem Ceph SAN. Siehe <text:a xlink:type="simple" xlink:href="http://docs.ceph.com/docs/master/radosgw" text:style-name="Internet_20_link" text:visited-style-name="Visited_20_Internet_20_Link">http://docs.ceph.com/docs/master/radosgw</text:a>.</text:p>
      <text:p text:style-name="P12">Der CephAdapter benötigt die Rados PHP-Extension. Er kann benutzt werden wie jede herkömmliche Cloud-Object-Storage.</text:p>
      <text:h text:style-name="Heading_20_2" text:outline-level="2"><text:bookmark-start text:name="__RefHeading__89_31712199"/>FIFOBuffer<text:bookmark-end text:name="__RefHeading__89_31712199"/></text:h>
      <text:p text:style-name="P13">Ein Redis-basierter FIFO Puffer. </text:p>
      <text:h text:style-name="Heading_20_2" text:outline-level="2"><text:bookmark-start text:name="__RefHeading__91_31712199"/>GoogleJWT<text:bookmark-end text:name="__RefHeading__91_31712199"/></text:h>
      <text:p text:style-name="P13">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11">Komponente zum versenden von Text- und/oder HTML-Mails.</text:p>
      <text:h text:style-name="P73" text:outline-level="2"><text:bookmark-start text:name="__RefHeading__206_1919830153"/>MapRadius<text:bookmark-end text:name="__RefHeading__206_1919830153"/></text:h>
      <text:p text:style-name="P14">Berechnet die Entfernung zwischen zwei punkten auf dem Globus. Die Punkte werden mit Längen- und Breitengraden angegeben. Die Entfernung kann in Kilometern, Meilen und nautischen Meilen ausgegeben werden.</text:p>
      <text:h text:style-name="P73" text:outline-level="2"><text:bookmark-start text:name="__RefHeading__208_1919830153"/>MapCluster<text:bookmark-end text:name="__RefHeading__208_1919830153"/></text:h>
      <text:p text:style-name="P14">Berechnet Clusterbildung von Markern auf einer Karte. MapMarker und MapClusterMarker gehören mit zu dieser funktion.</text:p>
      <text:h text:style-name="P73" text:outline-level="2"><text:bookmark-start text:name="__RefHeading__210_1919830153"/><text:soft-page-break/>MultiExtender<text:bookmark-end text:name="__RefHeading__210_1919830153"/></text:h>
      <text:p text:style-name="P14">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15">Eine Redis-basierte Mutex-Implementierung.</text:p>
      <text:h text:style-name="Heading_20_2" text:outline-level="2"><text:bookmark-start text:name="__RefHeading__214_1919830153"/>simple_html_dom<text:bookmark-end text:name="__RefHeading__214_1919830153"/></text:h>
      <text:p text:style-name="P15">Ein einfacher HTML DOM Parser/Generator.</text:p>
      <text:h text:style-name="Heading_20_2" text:outline-level="2"><text:bookmark-start text:name="__RefHeading__216_1919830153"/>Singleton<text:bookmark-end text:name="__RefHeading__216_1919830153"/></text:h>
      <text:p text:style-name="P15">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15">Eine einfache SMTP implementierung. Wird von HTMLMail verwendet.</text:p>
      <text:h text:style-name="Heading_20_2" text:outline-level="2"><text:bookmark-start text:name="__RefHeading__220_1919830153"/>Socket<text:bookmark-end text:name="__RefHeading__220_1919830153"/></text:h>
      <text:p text:style-name="P15">Eine TCP-Socket implementierung. Wird von SMTP verwendet.</text:p>
      <text:h text:style-name="Heading_20_2" text:outline-level="2"><text:bookmark-start text:name="__RefHeading__222_1919830153"/>Upload<text:bookmark-end text:name="__RefHeading__222_1919830153"/></text:h>
      <text:p text:style-name="P15">Eine Klasse zum einfachen Umgang mit Datei-Upoads.</text:p>
      <text:h text:style-name="Heading_20_2" text:outline-level="2"><text:bookmark-start text:name="__RefHeading__224_1919830153"/>UTF8<text:bookmark-end text:name="__RefHeading__224_1919830153"/></text:h>
      <text:p text:style-name="P15">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15">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15">Eine Klasse zum validieren von Strings.</text:p>
      <text:h text:style-name="Heading_20_2" text:outline-level="2"><text:bookmark-start text:name="__RefHeading__230_1919830153"/>WSAdapter<text:bookmark-end text:name="__RefHeading__230_1919830153"/></text:h>
      <text:p text:style-name="P16">Eine Klasse zur Kommunikation mit <text:span text:style-name="T4">dem zugehörigen</text:span> Websocket Server (<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XmlToJson<text:bookmark-end text:name="__RefHeading__232_1919830153"/></text:h>
      <text:p text:style-name="P17">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2-28T18:40:27.332757541</dc:date>
    <meta:editing-duration>P1DT11H38M40S</meta:editing-duration>
    <meta:editing-cycles>57</meta:editing-cycles>
    <meta:generator>LibreOffice/4.3.3.2$Linux_X86_64 LibreOffice_project/430m0$Build-2</meta:generator>
    <meta:document-statistic meta:table-count="0" meta:image-count="0" meta:object-count="0" meta:page-count="12" meta:paragraph-count="234" meta:word-count="2440" meta:character-count="18282" meta:non-whitespace-character-count="15967"/>
  </office:meta>
</office:document-meta>
</file>